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Mono"/>
    </style:style>
    <style:style style:name="P2" style:family="paragraph" style:parent-style-name="Preformatted_20_Text">
      <style:text-properties style:font-name="Liberation Mono" officeooo:paragraph-rsid="0013aed4"/>
    </style:style>
    <style:style style:name="P3" style:family="paragraph" style:parent-style-name="Preformatted_20_Text">
      <style:text-properties fo:color="#77bc65" style:font-name="Liberation Mono"/>
    </style:style>
    <style:style style:name="P4" style:family="paragraph" style:parent-style-name="Preformatted_20_Text">
      <style:text-properties fo:font-weight="bold" style:font-weight-asian="bold" style:font-weight-complex="bold"/>
    </style:style>
    <style:style style:name="P5" style:family="paragraph" style:parent-style-name="Preformatted_20_Text">
      <style:text-properties officeooo:rsid="001fb581" officeooo:paragraph-rsid="001fb581"/>
    </style:style>
    <style:style style:name="P6" style:family="paragraph" style:parent-style-name="Text_20_body">
      <style:text-properties fo:font-weight="bold" officeooo:rsid="0013aed4" officeooo:paragraph-rsid="0013aed4" style:font-weight-asian="bold" style:font-weight-complex="bold"/>
    </style:style>
    <style:style style:name="P7" style:family="paragraph" style:parent-style-name="Text_20_body">
      <style:text-properties fo:font-weight="bold" officeooo:rsid="0015118b" officeooo:paragraph-rsid="0015118b" style:font-weight-asian="bold" style:font-weight-complex="bold"/>
    </style:style>
    <style:style style:name="P8" style:family="paragraph" style:parent-style-name="Text_20_body">
      <style:text-properties officeooo:rsid="0013aed4" officeooo:paragraph-rsid="0013aed4"/>
    </style:style>
    <style:style style:name="P9" style:family="paragraph" style:parent-style-name="Text_20_body">
      <style:text-properties fo:color="#acb20c"/>
    </style:style>
    <style:style style:name="P10" style:family="paragraph" style:parent-style-name="Standard">
      <style:text-properties officeooo:rsid="00105ca6" officeooo:paragraph-rsid="001214b5"/>
    </style:style>
    <style:style style:name="P11" style:family="paragraph" style:parent-style-name="Preformatted_20_Text">
      <style:text-properties style:font-name="Liberation Mono" officeooo:rsid="002770db" officeooo:paragraph-rsid="002770db"/>
    </style:style>
    <style:style style:name="P12" style:family="paragraph" style:parent-style-name="Preformatted_20_Text">
      <style:text-properties fo:color="#77bc65" style:font-name="Liberation Mono"/>
    </style:style>
    <style:style style:name="P13" style:family="paragraph" style:parent-style-name="Preformatted_20_Text">
      <style:text-properties fo:color="#77bc65" style:font-name="Liberation Mono" officeooo:rsid="002770db" officeooo:paragraph-rsid="002770db"/>
    </style:style>
    <style:style style:name="T1" style:family="text">
      <style:text-properties officeooo:rsid="000ec945"/>
    </style:style>
    <style:style style:name="T2" style:family="text">
      <style:text-properties fo:color="#77bc65"/>
    </style:style>
    <style:style style:name="T3" style:family="text">
      <style:text-properties fo:color="#b85c00"/>
    </style:style>
    <style:style style:name="T4" style:family="text">
      <style:text-properties fo:color="#b85c00" officeooo:rsid="002770db"/>
    </style:style>
    <style:style style:name="T5" style:family="text">
      <style:text-properties fo:color="#b85c00" style:font-name="Liberation Mono" fo:font-size="10pt" fo:font-weight="normal" fo:background-color="transparent" loext:char-shading-value="0" style:font-size-asian="10pt" style:font-size-complex="10pt"/>
    </style:style>
    <style:style style:name="T6" style:family="text">
      <style:text-properties fo:color="#2a6099"/>
    </style:style>
    <style:style style:name="T7" style:family="text">
      <style:text-properties fo:color="#2a6099" officeooo:rsid="002770db"/>
    </style:style>
    <style:style style:name="T8" style:family="text">
      <style:text-properties fo:color="#e30079"/>
    </style:style>
    <style:style style:name="T9" style:family="text">
      <style:text-properties fo:color="#acb20c"/>
    </style:style>
    <style:style style:name="T10" style:family="text">
      <style:text-properties fo:color="#acb20c" officeooo:rsid="002770db"/>
    </style:style>
    <style:style style:name="T11" style:family="text">
      <style:text-properties fo:color="#acb20c" style:font-name="Liberation Mono" fo:font-size="10pt" fo:font-weight="normal" fo:background-color="transparent" loext:char-shading-value="0" style:font-size-asian="10pt" style:font-size-complex="10pt"/>
    </style:style>
    <style:style style:name="T12" style:family="text">
      <style:text-properties fo:color="#000000"/>
    </style:style>
    <style:style style:name="T13" style:family="text">
      <style:text-properties fo:color="#000000" officeooo:rsid="002770db"/>
    </style:style>
    <style:style style:name="T14" style:family="text">
      <style:text-properties fo:color="#000000" style:font-name="Droid Sans Mono" fo:font-size="10.5pt" fo:font-weight="normal" fo:background-color="transparent" loext:char-shading-value="0"/>
    </style:style>
    <style:style style:name="T15" style:family="text">
      <style:text-properties fo:color="#000000" style:font-name="Droid Sans Mono" fo:font-size="10pt" fo:font-weight="normal" fo:background-color="transparent" loext:char-shading-value="0" style:font-size-asian="10pt" style:font-size-complex="10pt"/>
    </style:style>
    <style:style style:name="T16" style:family="text">
      <style:text-properties fo:color="#000000" style:font-name="Liberation Mono" fo:font-size="10pt" fo:font-weight="normal" fo:background-color="transparent" loext:char-shading-value="0" style:font-size-asian="10pt" style:font-size-complex="10pt"/>
    </style:style>
    <style:style style:name="T17" style:family="text">
      <style:text-properties officeooo:rsid="0025a576"/>
    </style:style>
    <style:style style:name="T18" style:family="text">
      <style:text-properties fo:color="#d4d4d4" style:font-name="Droid Sans Mono" fo:font-size="10.5pt" fo:font-weight="normal"/>
    </style:style>
    <style:style style:name="T19" style:family="text">
      <style:text-properties fo:color="#d4d4d4" style:font-name="Droid Sans Mono" fo:font-size="10.5pt" fo:font-weight="normal" fo:background-color="#1e1e1e" loext:char-shading-value="0"/>
    </style:style>
    <style:style style:name="T20" style:family="text">
      <style:text-properties fo:color="#d4d4d4" style:font-name="Droid Sans Mono" fo:font-size="10.5pt" fo:font-weight="normal" fo:background-color="transparent" loext:char-shading-value="0"/>
    </style:style>
    <style:style style:name="T21" style:family="text">
      <style:text-properties fo:color="#d4d4d4" style:font-name="Droid Sans Mono" fo:font-size="10.5pt" fo:font-weight="normal" fo:background-color="transparent" loext:char-shading-value="0"/>
    </style:style>
    <style:style style:name="T22" style:family="text">
      <style:text-properties style:font-name="Droid Sans Mono" fo:font-size="10.5pt" fo:font-weight="normal"/>
    </style:style>
    <style:style style:name="T23" style:family="text">
      <style:text-properties style:font-name="Droid Sans Mono" fo:font-weight="normal"/>
    </style:style>
    <style:style style:name="T24" style:family="text">
      <style:text-properties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h text:style-name="Heading_20_1" text:outline-level="1">Exercício 0<text:span text:style-name="T17">4</text:span></text:h>
      <text:p text:style-name="Text_20_body">Leia um número e mostre o valor fatorial dele</text:p>
      <text:p text:style-name="P9">Ex: 4! = 1*2*3*4 = 24</text:p>
      <text:p text:style-name="P6">Portugol</text:p>
      <text:p text:style-name="P1">Algoritmo "<text:span text:style-name="T17">Fatorial</text:span>"</text:p>
      <text:p text:style-name="P1"/>
      <text:p text:style-name="P3">// declarar as variáveis do programa</text:p>
      <text:p text:style-name="P2">Var </text:p>
      <text:p text:style-name="P11">posicao, fatorial, resfatorial: inteiro</text:p>
      <text:p text:style-name="P1"/>
      <text:p text:style-name="P1">Inicio</text:p>
      <text:p text:style-name="P3">// aqui começa o programa</text:p>
      <text:p text:style-name="P3"><text:tab/><text:span text:style-name="T13">Escreval(</text:span><text:span text:style-name="T4">“Digite um número inteiro maior que 0:”</text:span><text:span text:style-name="T13">)</text:span></text:p>
      <text:p text:style-name="P3"><text:span text:style-name="T13"><text:tab/>Leia(</text:span><text:span text:style-name="T7">fatorial</text:span><text:span text:style-name="T13">)</text:span></text:p>
      <text:p text:style-name="P13"><text:span text:style-name="T12"><text:tab/></text:span><text:span text:style-name="T6">resfatorial </text:span><text:span text:style-name="T12">&lt;- 1</text:span></text:p>
      <text:p text:style-name="P3"><text:span text:style-name="T13"><text:tab/>para </text:span><text:span text:style-name="T7">posicao</text:span><text:span text:style-name="T13"> = 1 até </text:span><text:span text:style-name="T7">fatorial </text:span><text:span text:style-name="T13">faça</text:span></text:p>
      <text:p text:style-name="P3"><text:span text:style-name="T13"><text:tab/><text:tab/></text:span><text:span text:style-name="T7">resfatorial</text:span><text:span text:style-name="T13"> = </text:span><text:span text:style-name="T7">resfatorial</text:span><text:span text:style-name="T13"> * </text:span><text:span text:style-name="T7">posicao</text:span></text:p>
      <text:p text:style-name="P3"><text:span text:style-name="T13"><text:tab/>fimpara</text:span></text:p>
      <text:p text:style-name="P3"><text:span text:style-name="T13"><text:tab/>Escreva (</text:span><text:span text:style-name="T4">“O resultado do fatorial de “</text:span><text:span text:style-name="T13"> + </text:span><text:span text:style-name="T7">fatorial</text:span><text:span text:style-name="T13"> + </text:span><text:span text:style-name="T4">“é: “</text:span><text:span text:style-name="T13"> + </text:span><text:span text:style-name="T7">resfatorial</text:span><text:span text:style-name="T13">)</text:span></text:p>
      <text:p text:style-name="P1">FimAlgoritmo</text:p>
      <text:p text:style-name="P8"/>
      <text:p text:style-name="P7">index.c</text:p>
      <text:p text:style-name="Preformatted_20_Text"><text:span text:style-name="T8">#include</text:span> <text:span text:style-name="T3">&lt;stdio.h&gt;</text:span></text:p>
      <text:p text:style-name="Preformatted_20_Text"><text:span text:style-name="T6">void </text:span><text:span text:style-name="T9">main</text:span> () {</text:p>
      <text:p text:style-name="Preformatted_20_Text"><text:s text:c="4"/><text:span text:style-name="T2">// Variáveis</text:span></text:p>
      <text:p text:style-name="Preformatted_20_Text"><text:s text:c="4"/><text:span text:style-name="T6">int</text:span> posicao;</text:p>
      <text:p text:style-name="Preformatted_20_Text"><text:s text:c="4"/><text:span text:style-name="T6">int</text:span> fatorial;</text:p>
      <text:p text:style-name="Preformatted_20_Text"><text:s text:c="4"/><text:span text:style-name="T6">int</text:span> resfatorial = 1;</text:p>
      <text:p text:style-name="Preformatted_20_Text"><text:s text:c="4"/><text:span text:style-name="T2">// Mensagem de boas vindas</text:span></text:p>
      <text:p text:style-name="Preformatted_20_Text"><text:s text:c="4"/><text:span text:style-name="T11">printf</text:span><text:span text:style-name="T16">(</text:span><text:span text:style-name="T5">"Digite um número inteiro maior que 0:</text:span><text:span text:style-name="T11">\n</text:span><text:span text:style-name="T5">"</text:span><text:span text:style-name="T16">);</text:span></text:p>
      <text:p text:style-name="Preformatted_20_Text"><text:s text:c="4"/><text:span text:style-name="T9">scanf</text:span>(<text:span text:style-name="T3">"%d"</text:span>, &amp;fatorial);</text:p>
      <text:p text:style-name="Preformatted_20_Text"/>
      <text:p text:style-name="Preformatted_20_Text"><text:s text:c="4"/><text:span text:style-name="T8">for</text:span>(<text:span text:style-name="T6">posicao</text:span> = 1; <text:span text:style-name="T6">posicao</text:span> &lt; <text:span text:style-name="T6">fatorial</text:span> + 1; <text:span text:style-name="T6">posicao</text:span>++)</text:p>
      <text:p text:style-name="Preformatted_20_Text"><text:s text:c="4"/>{</text:p>
      <text:p text:style-name="Preformatted_20_Text"><text:s text:c="8"/><text:span text:style-name="T6">resfatorial</text:span> = <text:span text:style-name="T6">resfatorial</text:span> * <text:span text:style-name="T6">posicao</text:span>;</text:p>
      <text:p text:style-name="Preformatted_20_Text"><text:s text:c="4"/>}</text:p>
      <text:p text:style-name="Preformatted_20_Text"><text:s text:c="4"/><text:span text:style-name="T9">printf</text:span>(<text:span text:style-name="T3">"O resultado é do fatorial de %d é: %d</text:span><text:span text:style-name="T9">\n</text:span><text:span text:style-name="T3">"</text:span>, <text:span text:style-name="T6">fatorial</text:span>, <text:span text:style-name="T6">resfatorial</text:span>);</text:p>
      <text:p text:style-name="P5">}</text:p>
      <text:p text:style-name="P10"/>
      <text:p text:style-name="Preformatted_20_Text">Para compilar:</text:p>
      <text:p text:style-name="P4">gcc index.c -o ex0<text:span text:style-name="T17">4</text:span></text:p>
      <text:p text:style-name="Preformatted_20_Text"/>
      <text:p text:style-name="Preformatted_20_Text">Para rodar</text:p>
      <text:p text:style-name="P4">./<text:span text:style-name="T1">ex0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9:20:28.524203089</meta:creation-date>
    <dc:date>2018-12-03T01:46:34.425684014</dc:date>
    <meta:editing-duration>PT1H38M46S</meta:editing-duration>
    <meta:editing-cycles>22</meta:editing-cycles>
    <meta:generator>LibreOffice/6.1.2.1$Linux_X86_64 LibreOffice_project/10$Build-1</meta:generator>
    <meta:document-statistic meta:table-count="0" meta:image-count="0" meta:object-count="0" meta:page-count="1" meta:paragraph-count="38" meta:word-count="144" meta:character-count="922" meta:non-whitespace-character-count="755"/>
  </office:meta>
</office:document-meta>
</file>